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/>
    </style:style>
    <style:style style:name="P15" style:family="paragraph" style:parent-style-name="Normal">
      <style:paragraph-properties fo:text-align="start" style:justify-single-word="false"/>
    </style:style>
    <style:style style:name="P16" style:family="paragraph" style:parent-style-name="Normal">
      <style:paragraph-properties fo:text-align="start" style:justify-single-word="false"/>
      <style:text-properties fo:font-size="20pt" fo:font-weight="bold" officeooo:rsid="001f7e07" officeooo:paragraph-rsid="001f7e07" style:font-size-asian="20pt" style:font-weight-asian="bold" style:font-size-complex="20pt"/>
    </style:style>
    <style:style style:name="P17" style:family="paragraph" style:parent-style-name="Normal">
      <style:paragraph-properties fo:text-align="start" style:justify-single-word="false"/>
      <style:text-properties fo:font-size="14pt" style:text-underline-style="none" fo:font-weight="bold" officeooo:rsid="001f7e07" officeooo:paragraph-rsid="001f7e07" style:font-size-asian="14pt" style:font-weight-asian="bold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1" style:font-name-asian="Times New Roman1" style:font-name-complex="Times New Roman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6">Git Workflow</text:p>
      <text:p text:style-name="P17">gitref.org</text:p>
      <text:p text:style-name="P15"/>
      <text:h text:style-name="Heading_20_3" text:outline-level="3"><text:a xlink:type="simple" xlink:href="http://gitref.org/creating">Getting and Creating Projects</text:a></text:h>
      <text:list xml:id="list2598727403972612170" text:style-name="L1">
        <text:list-item>
          <text:p text:style-name="P9"><text:a xlink:type="simple" xlink:href="http://gitref.org/creating/#init">init</text:a> </text:p>
        </text:list-item>
        <text:list-item>
          <text:p text:style-name="P4"><text:a xlink:type="simple" xlink:href="http://gitref.org/creating/#clone">clone</text:a> </text:p>
        </text:list-item>
      </text:list>
      <text:h text:style-name="Heading_20_3" text:outline-level="3"><text:a xlink:type="simple" xlink:href="http://gitref.org/basic">Basic Snapshotting</text:a></text:h>
      <text:list xml:id="list3616859054713331920" text:style-name="L2">
        <text:list-item>
          <text:p text:style-name="P10"><text:a xlink:type="simple" xlink:href="http://gitref.org/basic/#add">add</text:a> </text:p>
        </text:list-item>
        <text:list-item>
          <text:p text:style-name="P10"><text:a xlink:type="simple" xlink:href="http://gitref.org/basic/#status">status</text:a> </text:p>
        </text:list-item>
        <text:list-item>
          <text:p text:style-name="P10"><text:a xlink:type="simple" xlink:href="http://gitref.org/basic/#diff">diff</text:a> </text:p>
        </text:list-item>
        <text:list-item>
          <text:p text:style-name="P10"><text:a xlink:type="simple" xlink:href="http://gitref.org/basic/#commit">commit</text:a> </text:p>
        </text:list-item>
        <text:list-item>
          <text:p text:style-name="P10"><text:a xlink:type="simple" xlink:href="http://gitref.org/basic/#reset">reset</text:a> </text:p>
        </text:list-item>
        <text:list-item>
          <text:p text:style-name="P10"><text:a xlink:type="simple" xlink:href="http://gitref.org/basic/#rm-mv">rm, mv</text:a> </text:p>
        </text:list-item>
        <text:list-item>
          <text:p text:style-name="P5"><text:a xlink:type="simple" xlink:href="http://gitref.org/basic/#stash">stash</text:a> </text:p>
        </text:list-item>
      </text:list>
      <text:h text:style-name="Heading_20_3" text:outline-level="3"><text:a xlink:type="simple" xlink:href="http://gitref.org/branching">Branching and Merging</text:a></text:h>
      <text:list xml:id="list5163482687187624037" text:style-name="L3">
        <text:list-item>
          <text:p text:style-name="P11"><text:a xlink:type="simple" xlink:href="http://gitref.org/branching/#branch">branch</text:a> </text:p>
        </text:list-item>
        <text:list-item>
          <text:p text:style-name="P11"><text:a xlink:type="simple" xlink:href="http://gitref.org/branching/#branch">checkout</text:a> </text:p>
        </text:list-item>
        <text:list-item>
          <text:p text:style-name="P11"><text:a xlink:type="simple" xlink:href="http://gitref.org/branching/#merge">merge</text:a> </text:p>
        </text:list-item>
        <text:list-item>
          <text:p text:style-name="P11"><text:a xlink:type="simple" xlink:href="http://gitref.org/branching/#log">log</text:a> </text:p>
        </text:list-item>
        <text:list-item>
          <text:p text:style-name="P6"><text:a xlink:type="simple" xlink:href="http://gitref.org/branching/#tag">tag</text:a> </text:p>
        </text:list-item>
      </text:list>
      <text:h text:style-name="Heading_20_3" text:outline-level="3"><text:a xlink:type="simple" xlink:href="http://gitref.org/remotes">Sharing and Updating Projects</text:a></text:h>
      <text:list xml:id="list7443970523648274120" text:style-name="L4">
        <text:list-item>
          <text:p text:style-name="P12"><text:a xlink:type="simple" xlink:href="http://gitref.org/remotes/#remote">remote</text:a> </text:p>
        </text:list-item>
        <text:list-item>
          <text:p text:style-name="P12"><text:a xlink:type="simple" xlink:href="http://gitref.org/remotes/#fetch">fetch, pull</text:a> </text:p>
        </text:list-item>
        <text:list-item>
          <text:p text:style-name="P7"><text:a xlink:type="simple" xlink:href="http://gitref.org/remotes/#push">push</text:a> </text:p>
        </text:list-item>
      </text:list>
      <text:h text:style-name="Heading_20_3" text:outline-level="3"><text:a xlink:type="simple" xlink:href="http://gitref.org/inspect">Inspection and Comparison</text:a></text:h>
      <text:list xml:id="list105182503463449171" text:style-name="L5">
        <text:list-item>
          <text:p text:style-name="P13"><text:a xlink:type="simple" xlink:href="http://gitref.org/inspect/#log">log</text:a> </text:p>
        </text:list-item>
        <text:list-item>
          <text:p text:style-name="P8"><text:a xlink:type="simple" xlink:href="http://gitref.org/inspect/#diff">diff</text:a> </text:p>
        </text:list-item>
      </text:list>
      <text:p text:style-name="Normal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keep-together="always" fo:orphans="0" fo:widows="0" fo:hyphenation-ladder-count="no-limit" style:text-autospace="none" style:punctuation-wrap="simple" style:vertical-align="baseline"/>
      <style:text-properties fo:font-size="11pt" fo:font-weight="bold" style:font-size-asian="11pt" style:font-weight-asian="bold" style:font-size-complex="10pt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32cm" fo:margin-bottom="1.27cm" fo:margin-left="2.235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simple-resume-template</dc:title>
    <meta:creation-date>2016-02-14T23:06:54.222304587</meta:creation-date>
    <meta:editing-cycles>2</meta:editing-cycles>
    <meta:editing-duration>P0D</meta:editing-duration>
    <meta:initial-creator>Frank </meta:initial-creator>
    <dc:date>2016-02-14T23:08:11.086302247</dc:date>
    <dc:creator>Frank </dc:creator>
    <meta:document-statistic meta:table-count="0" meta:image-count="0" meta:object-count="0" meta:page-count="1" meta:paragraph-count="26" meta:word-count="59" meta:character-count="279" meta:non-whitespace-character-count="246"/>
    <meta:template xlink:type="simple" xlink:actuate="onRequest" xlink:title="simple-resume-template" xlink:href="../../../../../../../../.config/libreoffice/4/user/template/simple-resume-template.ott" meta:date="2016-02-14T23:06:53.797002438"/>
  </office:meta>
</office:document-meta>
</file>